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2000003D62C510B93.png" manifest:media-type="image/png"/>
  <manifest:file-entry manifest:full-path="Pictures/10000001000001FE0000011254355682.png" manifest:media-type="image/png"/>
  <manifest:file-entry manifest:full-path="Pictures/10000001000001E100000115637ECCC5.png" manifest:media-type="image/png"/>
  <manifest:file-entry manifest:full-path="Pictures/10000001000003C2000003D3989744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11e7" officeooo:paragraph-rsid="000d11e7"/>
    </style:style>
    <style:style style:name="P2" style:family="paragraph" style:parent-style-name="Standard">
      <style:paragraph-properties fo:break-before="page"/>
      <style:text-properties officeooo:rsid="000d11e7" officeooo:paragraph-rsid="000d11e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Server e Xdebug</text:p>
      <text:p text:style-name="Standard"><draw:frame draw:style-name="fr1" draw:name="Imagen1" text:anchor-type="char" svg:width="17cm" svg:height="17.353cm" draw:z-index="0"><draw:image xlink:href="Pictures/10000001000003C2000003D62C510B93.png" xlink:type="simple" xlink:show="embed" xlink:actuate="onLoad" draw:mime-type="image/png"/></draw:frame></text:p>
      <text:p text:style-name="P1">Resu<draw:frame draw:style-name="fr2" draw:name="Imagen2" text:anchor-type="char" svg:x="0.801cm" svg:y="1cm" svg:width="13.496cm" svg:height="7.25cm" draw:z-index="3"><draw:image xlink:href="Pictures/10000001000001FE0000011254355682.png" xlink:type="simple" xlink:show="embed" xlink:actuate="onLoad" draw:mime-type="image/png"/></draw:frame>ltado :</text:p>
      <text:p text:style-name="P1"/>
      <text:p text:style-name="P2">Apache y Xdebug</text:p>
      <text:p text:style-name="P1"><draw:frame draw:style-name="fr1" draw:name="Imagen3" text:anchor-type="char" svg:width="17cm" svg:height="17.3cm" draw:z-index="1"><draw:image xlink:href="Pictures/10000001000003C2000003D39897442D.png" xlink:type="simple" xlink:show="embed" xlink:actuate="onLoad" draw:mime-type="image/png"/></draw:frame><text:line-break/>Resultado:</text:p>
      <text:p text:style-name="P1"><draw:frame draw:style-name="fr3" draw:name="Imagen4" text:anchor-type="char" svg:width="12.728cm" svg:height="7.329cm" draw:z-index="2"><draw:image xlink:href="Pictures/10000001000001E100000115637ECC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6:28:08.573866400</meta:creation-date>
    <dc:date>2025-09-29T16:52:13.605887700</dc:date>
    <meta:editing-duration>PT13M14S</meta:editing-duration>
    <meta:editing-cycles>2</meta:editing-cycles>
    <meta:generator>LibreOffice/25.2.5.2$Windows_X86_64 LibreOffice_project/03d19516eb2e1dd5d4ccd751a0d6f35f35e08022</meta:generator>
    <meta:print-date>2025-09-29T16:44:03.687645700</meta:print-date>
    <meta:printed-by>Archivos PDF</meta:printed-by>
    <meta:document-statistic meta:table-count="0" meta:image-count="4" meta:object-count="0" meta:page-count="2" meta:paragraph-count="4" meta:word-count="10" meta:character-count="56" meta:non-whitespace-character-count="49"/>
  </office:meta>
</office:document-meta>
</file>